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language="ru" fo:country="RU" officeooo:rsid="000fc9a1" officeooo:paragraph-rsid="000fc9a1" style:font-size-asian="12.25pt" style:font-size-complex="14pt"/>
    </style:style>
    <style:style style:name="P2" style:family="paragraph" style:parent-style-name="Standard" style:list-style-name="L1">
      <style:paragraph-properties fo:text-align="justify" style:justify-single-word="false"/>
      <style:text-properties fo:font-size="14pt" fo:language="ru" fo:country="RU" officeooo:rsid="000fc9a1" officeooo:paragraph-rsid="000fc9a1" style:font-size-asian="12.25pt" style:font-size-complex="14pt"/>
    </style:style>
    <style:style style:name="P3" style:family="paragraph" style:parent-style-name="Standard" style:list-style-name="L1">
      <style:paragraph-properties fo:text-align="justify" style:justify-single-word="false"/>
      <style:text-properties fo:font-size="14pt" fo:language="ru" fo:country="RU" officeooo:rsid="000fc9a1" officeooo:paragraph-rsid="0016014e" style:font-size-asian="12.25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fo:language="ru" fo:country="RU" officeooo:rsid="000fc9a1" officeooo:paragraph-rsid="000fc9a1" style:font-size-asian="12.25pt" style:font-size-complex="14pt"/>
    </style:style>
    <style:style style:name="P5" style:family="paragraph" style:parent-style-name="Standard" style:list-style-name="L1">
      <style:paragraph-properties fo:text-align="justify" style:justify-single-word="false"/>
      <style:text-properties fo:font-size="14pt" fo:language="ru" fo:country="RU" officeooo:rsid="0011b6be" officeooo:paragraph-rsid="0011b6be" style:font-size-asian="12.25pt" style:font-size-complex="14pt"/>
    </style:style>
    <style:style style:name="P6" style:family="paragraph" style:parent-style-name="Standard" style:list-style-name="L1">
      <style:paragraph-properties fo:text-align="justify" style:justify-single-word="false"/>
      <style:text-properties fo:font-size="14pt" fo:language="ru" fo:country="RU" fo:font-style="normal" officeooo:rsid="000fc9a1" officeooo:paragraph-rsid="000fc9a1" style:font-size-asian="12.25pt" style:font-style-asian="normal" style:font-size-complex="14pt" style:font-style-complex="normal"/>
    </style:style>
    <style:style style:name="P7" style:family="paragraph" style:parent-style-name="Standard" style:list-style-name="L1">
      <style:paragraph-properties fo:text-align="justify" style:justify-single-word="false"/>
      <style:text-properties fo:font-size="14pt" fo:language="ru" fo:country="RU" fo:font-style="normal" officeooo:rsid="0011b6be" officeooo:paragraph-rsid="0011b6be" style:font-size-asian="12.25pt" style:font-style-asian="normal" style:font-size-complex="14pt" style:font-style-complex="normal"/>
    </style:style>
    <style:style style:name="P8" style:family="paragraph" style:parent-style-name="Standard" style:list-style-name="L1">
      <style:paragraph-properties fo:text-align="justify" style:justify-single-word="false"/>
      <style:text-properties fo:font-size="14pt" fo:language="en" fo:country="US" officeooo:rsid="0011b6be" officeooo:paragraph-rsid="0011b6be" style:font-size-asian="12.25pt" style:font-size-complex="14pt"/>
    </style:style>
    <style:style style:name="P9" style:family="paragraph" style:parent-style-name="Standard" style:list-style-name="L1">
      <style:paragraph-properties fo:text-align="justify" style:justify-single-word="false"/>
      <style:text-properties fo:font-size="14pt" fo:language="en" fo:country="US" officeooo:rsid="0012bcc9" officeooo:paragraph-rsid="0012bcc9" style:font-size-asian="12.25pt" style:font-size-complex="14pt"/>
    </style:style>
    <style:style style:name="P10" style:family="paragraph" style:parent-style-name="Standard" style:list-style-name="L1">
      <style:paragraph-properties fo:text-align="justify" style:justify-single-word="false"/>
      <style:text-properties fo:font-size="14pt" fo:language="en" fo:country="US" officeooo:rsid="001317bd" officeooo:paragraph-rsid="001317bd" style:font-size-asian="12.25pt" style:font-size-complex="14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normal" style:font-style-asian="normal" style:font-style-complex="normal"/>
    </style:style>
    <style:style style:name="T4" style:family="text">
      <style:text-properties fo:language="en" fo:country="US" officeooo:rsid="0016014e"/>
    </style:style>
    <style:style style:name="T5" style:family="text">
      <style:text-properties fo:language="ru" fo:country="RU" fo:font-style="normal" style:font-style-asian="normal" style:font-style-complex="normal"/>
    </style:style>
    <style:style style:name="T6" style:family="text">
      <style:text-properties fo:language="ru" fo:country="RU" fo:font-style="normal" officeooo:rsid="0012bcc9" style:font-style-asian="normal" style:font-style-complex="normal"/>
    </style:style>
    <style:style style:name="T7" style:family="text">
      <style:text-properties fo:language="ru" fo:country="RU" fo:font-style="normal" officeooo:rsid="001317bd" style:font-style-asian="normal" style:font-style-complex="normal"/>
    </style:style>
    <style:style style:name="T8" style:family="text">
      <style:text-properties fo:language="ru" fo:country="RU" fo:font-style="normal" officeooo:rsid="00144841" style:font-style-asian="normal" style:font-style-complex="normal"/>
    </style:style>
    <style:style style:name="T9" style:family="text">
      <style:text-properties fo:language="ru" fo:country="RU" fo:font-style="normal" officeooo:rsid="001723b9" style:font-style-asian="normal" style:font-style-complex="normal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12bcc9" style:font-style-asian="normal" style:font-style-complex="normal"/>
    </style:style>
    <style:style style:name="T14" style:family="text">
      <style:text-properties officeooo:rsid="0016014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Инструкция по использованию тестирующей программы к заданию<text:line-break/>на второй тур Олимпиады</text:p>
      <text:p text:style-name="P1"/>
      <text:list xml:id="list12574966" text:style-name="L1">
        <text:list-item>
          <text:p text:style-name="P2">Перед каждым запуском тестирования необходимо удалить все данные из хранилища данных, используемого в рамках решения задания.</text:p>
        </text:list-item>
        <text:list-item>
          <text:p text:style-name="P2">Для запуска тестирования необходимо:</text:p>
          <text:list>
            <text:list-item>
              <text:p text:style-name="P2">скопировать предоставленные файлы на локальное хранилище ПК</text:p>
            </text:list-item>
            <text:list-item>
              <text:p text:style-name="P2">в командной строке (<text:span text:style-name="T1">CMD </text:span>или <text:span text:style-name="T1">PowerShell) </text:span>перейти в директорию, содержащую скопированный файл <text:span text:style-name="T2">checker.exe</text:span></text:p>
            </text:list-item>
            <text:list-item>
              <text:p text:style-name="P3">в командной строке выполнить «<text:span text:style-name="T2">.\checker.exe “launch_command”</text:span><text:span text:style-name="T11">»</text:span><text:span text:style-name="T3">, </text:span><text:span text:style-name="T12">где </text:span><text:span text:style-name="T3">launch_command – </text:span><text:span text:style-name="T12">это команда, при помощи которой запускается программа, написанная в рамках выполнения задания. Например, для </text:span><text:span text:style-name="T3">C# </text:span><text:span text:style-name="T12">это будет путь к скомпилированному файлу приложения<text:line-break/>(</text:span><text:span text:style-name="T11">C:\temp\program.exe</text:span><text:span text:style-name="T3">, </text:span><text:span text:style-name="T12">если скомпилированный файл был сохранён в директории </text:span><text:span text:style-name="T3">C:\temp\), </text:span><text:span text:style-name="T12">для </text:span><text:span text:style-name="T3">Python – </text:span><text:span text:style-name="T12">путь к интерпретатору </text:span><text:span text:style-name="T3">python.exe </text:span><text:span text:style-name="T12">и через пробел путь к файлу со скриптом (</text:span><text:span text:style-name="T2">python C:\temp\program.py</text:span><text:span text:style-name="T3">, </text:span><text:span text:style-name="T12">если путь к интерпретатору находится в </text:span><text:span text:style-name="T3">PATH, </text:span><text:span text:style-name="T12">а файл со скриптом сохранён в директории </text:span><text:span text:style-name="T3">C:\temp\)</text:span></text:p>
            </text:list-item>
          </text:list>
        </text:list-item>
        <text:list-item>
          <text:p text:style-name="P6">В ходе выполнения тестирования на консоль будут выводиться результаты по каждому тесту.</text:p>
        </text:list-item>
        <text:list-item>
          <text:p text:style-name="P5"><text:span text:style-name="T12">По завершении тестирования на консоль будет выведена информация о том, сколько тестов было выполнено успешно</text:span><text:span text:style-name="T13"> и сколько баллов было набрано в результате тестирования</text:span><text:span text:style-name="T12">, а также путь к файлам, содержащим результаты тестирования — отдельно файл с тестами, пройденными успешно, отдельно — файл с тестами, завершёнными с ошибками. В этих файлах содержится следующая информация по каждому тесту:</text:span></text:p>
          <text:list>
            <text:list-item>
              <text:p text:style-name="P8"><text:span text:style-name="T12">Stage – </text:span><text:span text:style-name="T5">номер теста. Просмотреть содержание теста можно в директории </text:span><text:span text:style-name="T10">./</text:span><text:span text:style-name="T11">stages</text:span><text:span text:style-name="T12">. </text:span><text:span text:style-name="T5">Она находится среди файлов, скопированных на локальное хранилище в п.2</text:span></text:p>
            </text:list-item>
            <text:list-item>
              <text:p text:style-name="P8"><text:span text:style-name="T12">Description – </text:span><text:span text:style-name="T5">номер пункта требований из задания, выполнение которого проверяется в рамках данного теста</text:span></text:p>
            </text:list-item>
          </text:list>
          <text:p text:style-name="P7">Далее приводится информация для каждого из этапов тестирования (под этапом подразумевается выполнение одной команды; в рамках проверки выполнения пункта требований может быть выполнено несколько команд):</text:p>
          <text:list text:continue-numbering="true">
            <text:list-item>
              <text:p text:style-name="P8"><text:span text:style-name="T12">Success – </text:span><text:span text:style-name="T5">результат выполнения этапа (</text:span><text:span text:style-name="T12">false </text:span><text:span text:style-name="T5">или </text:span><text:span text:style-name="T12">true)</text:span></text:p>
            </text:list-item>
            <text:list-item>
              <text:p text:style-name="P8"><text:span text:style-name="T12">Duration – </text:span><text:span text:style-name="T5">время выполнения этапа</text:span></text:p>
            </text:list-item>
            <text:list-item>
              <text:p text:style-name="P8"><text:span text:style-name="T12">Critical – </text:span><text:span text:style-name="T5">указывает на то, является ли этап критичны</text:span><text:span text:style-name="T7">м</text:span><text:span text:style-name="T5"> для прохождения теста (</text:span><text:span text:style-name="T12">false </text:span><text:span text:style-name="T5">или </text:span><text:span text:style-name="T12">true); </text:span><text:span text:style-name="T5">если хот</text:span><text:span text:style-name="T7">я бы</text:span><text:span text:style-name="T5"> один критичный этап завершится неудачно, весь тест будет считаться не пройденным</text:span></text:p>
            </text:list-item>
            <text:list-item>
              <text:p text:style-name="P8"><text:span text:style-name="T12">Command – </text:span><text:span text:style-name="T5">команда, которая выполнялась в рамках этапа</text:span></text:p>
            </text:list-item>
            <text:list-item>
              <text:p text:style-name="P8"><text:span text:style-name="T12">Expected – </text:span><text:span text:style-name="T5">вывод, который ожидался от </text:span><text:span text:style-name="T6">тестируемой программы в ответ на введённую команду</text:span></text:p>
            </text:list-item>
            <text:list-item>
              <text:p text:style-name="P9"><text:soft-page-break/><text:span text:style-name="T12">Result – </text:span><text:span text:style-name="T5">вывод, полученный от тестируемой программы в ответ на введённую команду; при несоответствии результата вывода ожидаемому считается, что этап пройден неудачно</text:span></text:p>
            </text:list-item>
          </text:list>
        </text:list-item>
        <text:list-item>
          <text:p text:style-name="P9"><text:span text:style-name="T5">В редких случаях при совпадении ожидаемого вывода полученному тестирующая программа может посчитать, что выводы различаются, поэтому для уверенности в правильности тестирования файл с отрицательными результатами подлежит провер</text:span><text:span text:style-name="T7">ке</text:span><text:span text:style-name="T5"> в обязательном порядке. </text:span><text:span text:style-name="T8">Тестирующая программа является лишь инструментом автоматизации проверки правильности выполнения задания. О</text:span><text:span text:style-name="T5">кончательное решение о том, что какой-либо пункт требований задания не выполняется, должно приниматься <text:s/>проверяющим</text:span><text:span text:style-name="T8">и</text:span><text:span text:style-name="T5"> </text:span><text:span text:style-name="T8">из состава жюри</text:span><text:span text:style-name="T5">.</text:span></text:p>
        </text:list-item>
        <text:list-item>
          <text:p text:style-name="P10"><text:span text:style-name="T5">В ходе проверки выполнения неудачных </text:span><text:span text:style-name="T8">этапов</text:span><text:span text:style-name="T5"> обратить внимание на наличие пробелов или переноса строки после вывода программы. </text:span><text:span text:style-name="T8">В случае, если ожидаемый результат отличается от полученного только одним пробелом или только одним переносом строки в конце вывода, считать пункт требования выполненным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7T10:23:38.076000000</meta:creation-date>
    <dc:date>2022-04-07T11:20:50.370000000</dc:date>
    <meta:editing-duration>PT9M40S</meta:editing-duration>
    <meta:editing-cycles>4</meta:editing-cycles>
    <meta:generator>LibreOffice/7.2.2.2$Windows_X86_64 LibreOffice_project/02b2acce88a210515b4a5bb2e46cbfb63fe97d56</meta:generator>
    <meta:document-statistic meta:table-count="0" meta:image-count="0" meta:object-count="0" meta:page-count="2" meta:paragraph-count="19" meta:word-count="437" meta:character-count="3283" meta:non-whitespace-character-count="2869"/>
  </office:meta>
</office:document-meta>
</file>